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0.513cm" fo:min-width="1.928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512cm" fo:min-width="2.929cm"/>
    </style:style>
    <style:style style:name="gr3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4" style:family="graphic" style:parent-style-name="standard">
      <style:graphic-properties svg:stroke-color="#000000" draw:fill-color="#fcd4d1" draw:textarea-horizontal-align="justify" draw:textarea-vertical-align="middle" draw:auto-grow-height="false" fo:min-height="0.512cm" fo:min-width="3.422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0.738cm" fo:min-width="2.99cm"/>
    </style:style>
    <style:style style:name="gr9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0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3.175cm"/>
    </style:style>
    <style:style style:name="gr11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12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94cm" fo:min-width="0.262cm" fo:padding-top="0.139cm" fo:padding-bottom="0.139cm" fo:padding-left="0.264cm" fo:padding-right="0.264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6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7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8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0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21" style:family="graphic" style:parent-style-name="standard">
      <style:graphic-properties draw:stroke="none" svg:stroke-color="#000000" draw:fill="none" draw:fill-color="#ffffff" fo:min-height="0.512cm"/>
    </style:style>
    <style:style style:name="gr22" style:family="graphic" style:parent-style-name="standard">
      <style:graphic-properties draw:stroke="none" svg:stroke-color="#000000" draw:fill="none" draw:fill-color="#ffffff" fo:min-height="0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bce4e5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064cm" svg:height="0.762cm" svg:x="2.033cm" svg:y="1.317cm">
          <text:p text:style-name="P1"><text:span text:style-name="T1">DST / Skim 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" draw:id="id1" draw:layer="layout" svg:width="4.064cm" svg:height="0.762cm" svg:x="7.799cm" svg:y="2.805cm">
          <text:p text:style-name="P1"><text:span text:style-name="T1">fcdata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4" draw:id="id4" draw:layer="layout" svg:width="3.429cm" svg:height="0.762cm" svg:x="8.112cm" svg:y="1.281cm">
          <text:p text:style-name="P1"><text:span text:style-name="T1">Andrey’s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064cm" svg:height="0.762cm" svg:x="14.002cm" svg:y="1.543cm">
          <text:p text:style-name="P1"><text:span text:style-name="T1">monsub/*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4" xml:id="id2" draw:id="id2" draw:layer="layout" svg:width="3.922cm" svg:height="0.762cm" svg:x="2.72cm" svg:y="4.075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6" draw:id="id6" draw:layer="layout" svg:width="3.922cm" svg:height="0.762cm" svg:x="14.123cm" svg:y="3.894cm">
          <text:p text:style-name="P1"><text:span text:style-name="T1">qa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s" draw:line-skew="0cm -0.261cm" svg:x1="7.799cm" svg:y1="3.186cm" svg:x2="4.681cm" svg:y2="4.075cm" draw:start-shape="id1" draw:start-glue-point="5" draw:end-shape="id2" draw:end-glue-point="4" svg:d="M7799 3186h-501l-2617 127v762" svg:viewBox="0 0 3119 890">
          <text:p/>
        </draw:connector>
        <draw:connector draw:style-name="gr6" draw:text-style-name="P6" draw:layer="layout" draw:type="lines" draw:line-skew="0cm -0.261cm" svg:x1="4.065cm" svg:y1="2.079cm" svg:x2="4.681cm" svg:y2="4.075cm" draw:start-shape="id3" draw:start-glue-point="6" draw:end-shape="id2" draw:end-glue-point="4" svg:d="M4065 2079v502l616 732v762" svg:viewBox="0 0 617 1997">
          <text:p/>
        </draw:connector>
        <draw:connector draw:style-name="gr6" draw:text-style-name="P6" draw:layer="layout" draw:type="lines" svg:x1="6.097cm" svg:y1="1.698cm" svg:x2="8.112cm" svg:y2="1.662cm" draw:start-shape="id3" draw:start-glue-point="7" draw:end-shape="id4" draw:end-glue-point="5" svg:d="M6097 1698h502l1011-36h502" svg:viewBox="0 0 2016 37">
          <text:p/>
        </draw:connector>
        <draw:connector draw:style-name="gr7" draw:text-style-name="P6" draw:layer="layout" draw:type="lines" svg:x1="11.541cm" svg:y1="1.662cm" svg:x2="14.002cm" svg:y2="1.924cm" draw:start-shape="id4" draw:start-glue-point="7" draw:end-shape="id5" draw:end-glue-point="5" svg:d="M11541 1662h501l1459 262h501" svg:viewBox="0 0 2462 263">
          <text:p/>
        </draw:connector>
        <draw:connector draw:style-name="gr6" draw:text-style-name="P6" draw:layer="layout" draw:type="lines" svg:x1="9.827cm" svg:y1="2.043cm" svg:x2="9.831cm" svg:y2="2.805cm" draw:start-shape="id4" draw:start-glue-point="6" draw:end-shape="id1" draw:end-glue-point="4" svg:d="M9827 2043v502l4-241v501" svg:viewBox="0 0 5 763">
          <text:p/>
        </draw:connector>
        <draw:connector draw:style-name="gr7" draw:text-style-name="P6" draw:layer="layout" draw:type="lines" draw:line-skew="0cm -0.207cm" svg:x1="11.863cm" svg:y1="3.186cm" svg:x2="16.084cm" svg:y2="3.894cm" draw:start-shape="id1" draw:start-glue-point="7" draw:end-shape="id6" draw:end-glue-point="4" svg:d="M11863 3186h502 3719v708" svg:viewBox="0 0 4222 709">
          <text:p/>
        </draw:connector>
        <draw:connector draw:style-name="gr7" draw:text-style-name="P6" draw:layer="layout" draw:type="lines" draw:line-skew="0cm -0.207cm" svg:x1="16.034cm" svg:y1="2.305cm" svg:x2="16.084cm" svg:y2="3.894cm" draw:start-shape="id5" draw:start-glue-point="6" draw:end-shape="id6" draw:end-glue-point="4" svg:d="M16034 2305v502l50 379v708" svg:viewBox="0 0 51 1590">
          <text:p/>
        </draw:connector>
        <draw:custom-shape draw:style-name="gr8" draw:text-style-name="P2" xml:id="id7" draw:id="id7" draw:layer="layout" svg:width="5.842cm" svg:height="0.987cm" svg:x="6.969cm" svg:y="5.118cm">
          <text:p text:style-name="P1"><text:span text:style-name="T1">outdat/data_table_${run}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7" xml:id="id8" draw:id="id8" draw:layer="layout" svg:width="3.922cm" svg:height="0.762cm" svg:x="7.92cm" svg:y="7.115cm">
          <text:p text:style-name="P1"><text:span text:style-name="T1">concaten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9" draw:id="id9" draw:layer="layout" svg:width="6.153cm" svg:height="1.27cm" draw:transform="skewX (0.0385717764690747) translate (13.184cm 6.842cm)">
          <text:p text:style-name="P1"><text:span text:style-name="T1">outdat.${dataset}/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6" draw:layer="layout" draw:type="lines" svg:x1="4.681cm" svg:y1="4.837cm" svg:x2="6.969cm" svg:y2="5.612cm" draw:start-shape="id2" draw:start-glue-point="6" draw:end-shape="id7" draw:end-glue-point="5" svg:d="M4681 4837v502l1787 273h501" svg:viewBox="0 0 2289 776">
          <text:p/>
        </draw:connector>
        <draw:connector draw:style-name="gr6" draw:text-style-name="P6" draw:layer="layout" draw:type="lines" svg:x1="9.89cm" svg:y1="6.105cm" svg:x2="9.881cm" svg:y2="7.115cm" draw:start-shape="id7" draw:start-glue-point="6" draw:end-shape="id8" draw:end-glue-point="4" svg:d="M9890 6105v501l-9 8v501" svg:viewBox="0 0 10 1011">
          <text:p/>
        </draw:connector>
        <draw:connector draw:style-name="gr6" draw:text-style-name="P6" draw:layer="layout" draw:type="lines" svg:x1="11.842cm" svg:y1="7.496cm" svg:x2="13.16cm" svg:y2="7.477cm" draw:start-shape="id8" draw:start-glue-point="7" draw:end-shape="id9" draw:end-glue-point="5" svg:d="M11842 7496h502l314-19h502" svg:viewBox="0 0 1319 20">
          <text:p/>
        </draw:connector>
        <draw:connector draw:style-name="gr7" draw:text-style-name="P6" draw:layer="layout" draw:type="lines" svg:x1="16.084cm" svg:y1="4.656cm" svg:x2="16.262cm" svg:y2="6.842cm" draw:start-shape="id6" draw:start-glue-point="6" draw:end-shape="id9" draw:end-glue-point="4" svg:d="M16084 4656v502l178 1183v501" svg:viewBox="0 0 179 2187">
          <text:p/>
        </draw:connector>
        <draw:custom-shape draw:style-name="gr8" draw:text-style-name="P2" xml:id="id10" draw:id="id10" draw:layer="layout" svg:width="5.842cm" svg:height="0.987cm" svg:x="1.894cm" svg:y="11.598cm">
          <text:p text:style-name="P1"><text:span text:style-name="T1">outmon/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6" draw:layer="layout" draw:type="lines" draw:line-skew="-0.021cm" svg:x1="4.681cm" svg:y1="4.837cm" svg:x2="4.815cm" svg:y2="11.598cm" draw:start-shape="id2" draw:start-glue-point="6" draw:end-shape="id10" draw:end-glue-point="4" svg:d="M4681 4837v481l134 5778v502" svg:viewBox="0 0 135 6762">
          <text:p/>
        </draw:connector>
        <draw:custom-shape draw:style-name="gr11" draw:text-style-name="P7" xml:id="id11" draw:id="id11" draw:layer="layout" svg:width="3.136cm" svg:height="0.762cm" svg:x="10.733cm" svg:y="9.7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3" draw:id="id13" draw:layer="layout" svg:width="5.842cm" svg:height="0.987cm" svg:x="9.382cm" svg:y="11.624cm">
          <text:p text:style-name="P1"><text:span text:style-name="T1">outmon/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5" xml:id="id12" draw:id="id12" draw:layer="layout" svg:width="3.93cm" svg:height="1.623cm" svg:x="16.286cm" svg:y="10.3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lines" svg:x1="16.212cm" svg:y1="8.112cm" svg:x2="12.301cm" svg:y2="9.763cm" draw:start-shape="id9" draw:start-glue-point="6" draw:end-shape="id11" draw:end-glue-point="4" svg:d="M16212 8112v502l-3911 648v501" svg:viewBox="0 0 3912 1652">
          <text:p/>
        </draw:connector>
        <draw:connector draw:style-name="gr6" draw:text-style-name="P6" draw:layer="layout" draw:type="lines" svg:x1="16.212cm" svg:y1="8.112cm" svg:x2="18.251cm" svg:y2="10.363cm" draw:start-shape="id9" draw:start-glue-point="6" draw:end-shape="id12" draw:end-glue-point="4" svg:d="M16212 8112v502l2039 1247v502" svg:viewBox="0 0 2040 2252">
          <text:p/>
        </draw:connector>
        <draw:connector draw:style-name="gr6" draw:text-style-name="P6" draw:layer="layout" draw:type="lines" svg:x1="12.301cm" svg:y1="10.525cm" svg:x2="12.303cm" svg:y2="11.624cm" draw:start-shape="id11" draw:start-glue-point="6" draw:end-shape="id13" draw:end-glue-point="4" svg:d="M12301 10525v502l2 95v502" svg:viewBox="0 0 3 1100">
          <text:p/>
        </draw:connector>
        <draw:custom-shape draw:style-name="gr11" draw:text-style-name="P7" xml:id="id14" draw:id="id14" draw:layer="layout" svg:width="3.136cm" svg:height="0.762cm" svg:x="11.913cm" svg:y="14.315cm">
          <text:p text:style-name="P1"><text:span text:style-name="T1">qaCu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lines" svg:x1="12.303cm" svg:y1="12.611cm" svg:x2="13.481cm" svg:y2="14.315cm" draw:start-shape="id13" draw:start-glue-point="6" draw:end-shape="id14" draw:end-glue-point="4" svg:d="M12303 12611v501l1178 702v501" svg:viewBox="0 0 1179 1705">
          <text:p/>
        </draw:connector>
        <draw:connector draw:style-name="gr6" draw:text-style-name="P6" draw:layer="layout" draw:type="lines" svg:x1="18.251cm" svg:y1="11.986cm" svg:x2="13.481cm" svg:y2="14.315cm" draw:start-shape="id12" draw:start-glue-point="6" draw:end-shape="id14" draw:end-glue-point="4" svg:d="M18251 11986v501l-4770 1327v501" svg:viewBox="0 0 4771 2330">
          <text:p/>
        </draw:connector>
        <draw:custom-shape draw:style-name="gr13" draw:text-style-name="P8" xml:id="id19" draw:id="id19" draw:layer="layout" svg:width="1.524cm" svg:height="0.889cm" svg:x="12.676cm" svg:y="15.07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4" draw:text-style-name="P2" xml:id="id15" draw:id="id15" draw:layer="layout" svg:width="5.148cm" svg:height="1.581cm" svg:x="14.724cm" svg:y="16.637cm">
          <text:p text:style-name="P1"><text:span text:style-name="T1">outdat.${dataset}/</text:span></text:p>
          <text:p text:style-name="P1"><text:span text:style-name="T1">goodFiles.dat</text:span></text:p>
          <text:p text:style-name="P1"><text:span text:style-name="T1">badFiles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6" draw:layer="layout" draw:type="lines" svg:x1="15.049cm" svg:y1="14.696cm" svg:x2="17.298cm" svg:y2="16.637cm" draw:start-shape="id14" draw:start-glue-point="7" draw:end-shape="id15" draw:end-glue-point="4" svg:d="M15049 14696h502l1747 1439v502" svg:viewBox="0 0 2250 1942">
          <text:p/>
        </draw:connector>
        <draw:custom-shape draw:style-name="gr9" draw:text-style-name="P7" xml:id="id16" draw:id="id16" draw:layer="layout" svg:width="3.922cm" svg:height="0.762cm" svg:x="5.474cm" svg:y="14.297cm">
          <text:p text:style-name="P1"><text:span text:style-name="T1">monitor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lines" svg:x1="4.815cm" svg:y1="12.585cm" svg:x2="7.435cm" svg:y2="14.297cm" draw:start-shape="id10" draw:start-glue-point="6" draw:end-shape="id16" draw:end-glue-point="4" svg:d="M4815 12585v501l2620 710v501" svg:viewBox="0 0 2621 1713">
          <text:p/>
        </draw:connector>
        <draw:custom-shape draw:style-name="gr15" draw:text-style-name="P8" xml:id="id17" draw:id="id17" draw:layer="layout" svg:width="1.524cm" svg:height="0.889cm" svg:x="6.777cm" svg:y="15.07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5" xml:id="id18" draw:id="id18" draw:layer="layout" svg:width="3.922cm" svg:height="0.762cm" svg:x="8.703cm" svg:y="19.287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lines" svg:x1="7.539cm" svg:y1="15.967cm" svg:x2="10.664cm" svg:y2="19.287cm" draw:start-shape="id17" draw:start-glue-point="6" draw:end-shape="id18" draw:end-glue-point="4" svg:d="M7539 15967v515l3125 2304v501" svg:viewBox="0 0 3126 3321">
          <text:p/>
        </draw:connector>
        <draw:connector draw:style-name="gr6" draw:text-style-name="P6" draw:layer="layout" draw:type="lines" svg:x1="13.438cm" svg:y1="15.966cm" svg:x2="10.664cm" svg:y2="19.287cm" draw:start-shape="id19" draw:start-glue-point="6" draw:end-shape="id18" draw:end-glue-point="4" svg:d="M13438 15966v515l-2774 2305v501" svg:viewBox="0 0 2775 3322">
          <text:p/>
        </draw:connector>
        <draw:g>
          <draw:custom-shape draw:style-name="gr16" draw:text-style-name="P4" draw:layer="layout" svg:width="0.926cm" svg:height="0.397cm" svg:x="1.569cm" svg:y="22.778cm">
            <text:p text:style-name="P1"><text:span text:style-name="T1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" draw:text-style-name="P7" draw:layer="layout" svg:width="0.926cm" svg:height="0.398cm" svg:x="1.557cm" svg:y="23.418cm">
            <text:p text:style-name="P1"><text:span text:style-name="T1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5" draw:layer="layout" svg:width="0.926cm" svg:height="0.397cm" svg:x="1.569cm" svg:y="24.022cm">
            <text:p text:style-name="P1"><text:span text:style-name="T1"/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8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20" draw:text-style-name="P2" draw:layer="layout" svg:width="0.959cm" svg:height="0.397cm" svg:x="1.565cm" svg:y="22.209cm">
            <text:p text:style-name="P1"><text:span text:style-name="T1"/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6" draw:text-style-name="P6" draw:layer="layout" svg:x1="1.689cm" svg:y1="25.716cm" svg:x2="2.737cm" svg:y2="25.716cm">
            <text:p/>
          </draw:line>
          <draw:line draw:style-name="gr7" draw:text-style-name="P6" draw:layer="layout" svg:x1="1.689cm" svg:y1="26.416cm" svg:x2="2.737cm" svg:y2="26.416cm">
            <text:p/>
          </draw:line>
          <draw:frame draw:style-name="gr21" draw:text-style-name="P9" draw:layer="layout" svg:width="4.064cm" svg:height="0.762cm" svg:x="3.032cm" svg:y="22.082cm">
            <draw:text-box>
              <text:p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/text:p>
            </draw:text-box>
          </draw:frame>
          <draw:frame draw:style-name="gr22" draw:text-style-name="P9" draw:layer="layout" svg:width="8.001cm" svg:height="0.662cm" svg:x="3.032cm" svg:y="22.682cm">
            <draw:text-box>
              <text:p><text:span text:style-name="T2">run by exeSlurm.${dataset}.sh (uses Slurm)</text:span></text:p>
            </draw:text-box>
          </draw:frame>
          <draw:frame draw:style-name="gr22" draw:text-style-name="P9" draw:layer="layout" svg:width="8.001cm" svg:height="0.662cm" svg:x="3.033cm" svg:y="23.282cm">
            <draw:text-box>
              <text:p><text:span text:style-name="T2">run by exeTimeline.${dataset}.sh</text:span></text:p>
            </draw:text-box>
          </draw:frame>
          <draw:frame draw:style-name="gr22" draw:text-style-name="P9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2" draw:text-style-name="P9" draw:layer="layout" svg:width="8.001cm" svg:height="0.662cm" svg:x="3.035cm" svg:y="24.582cm">
            <draw:text-box>
              <text:p><text:span text:style-name="T2">denotes generation of timeline hipo files</text:span></text:p>
            </draw:text-box>
          </draw:frame>
          <draw:frame draw:style-name="gr22" draw:text-style-name="P9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2" draw:text-style-name="P9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3" draw:text-style-name="P6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3-30T14:54:25.456270008</dc:date>
    <meta:editing-duration>PT31M33S</meta:editing-duration>
    <meta:editing-cycles>8</meta:editing-cycles>
    <meta:generator>LibreOffice/6.0.7.3$Linux_X86_64 LibreOffice_project/00m0$Build-3</meta:generator>
    <meta:document-statistic meta:object-count="57"/>
  </office:meta>
</office:document-meta>
</file>